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25.31mm"/>
    </style:style>
    <style:style style:name="co14" style:family="table-column">
      <style:table-column-properties fo:break-before="auto" style:column-width="9.53mm"/>
    </style:style>
    <style:style style:name="co15" style:family="table-column">
      <style:table-column-properties fo:break-before="auto" style:column-width="9.79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Default"/>
        <table:table-column table:style-name="co12" table:default-cell-style-name="ce2"/>
        <table:table-column table:style-name="co10" table:default-cell-style-name="ce2"/>
        <table:table-column table:style-name="co8" table:default-cell-style-name="ce2"/>
        <table:table-column table:style-name="co8" table:default-cell-style-name="Default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USUARIO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SON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MPRES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IPO_EMPRES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BITACORA</text:p>
          </table:table-cell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av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pelli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direccio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reacion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orre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l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elefon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orre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ENCARGADO</text:p>
          </table:table-cell>
          <table:covered-table-cell table:number-columns-repeated="2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FOLIO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RO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STUDIANTE</text:p>
          </table:table-cell>
          <table:covered-table-cell table:number-columns-repeated="2"/>
          <table:table-cell/>
          <table:table-cell office:value-type="string" calcext:value-type="string">
            <text:p>tel_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olegia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orreo_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rofesio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odig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ubicacion_x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echa_inici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semestr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bicacion_y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fecha_fin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añ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ublic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arn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valido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3" table:number-rows-spanned="1">
            <text:p>AREA_ENCARGADO</text:p>
          </table:table-cell>
          <table:covered-table-cell table:number-columns-repeated="2"/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CARRERA</text:p>
          </table:table-cell>
          <table:covered-table-cell table:number-columns-repeated="2"/>
          <table:table-cell/>
          <table:table-cell office:value-type="string" calcext:value-type="string">
            <text:p>registr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alifica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bservacion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tiv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po_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re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revisado</text:p>
          </table:table-cell>
          <table:table-cell office:value-type="string" calcext:value-type="string">
            <text:p>boole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valid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ncargado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itacor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promed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practica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redito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 table:number-columns-spanned="3" table:number-rows-spanned="1">
            <text:p>ARE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CTIVIDAD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VISION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SUPERVISOR</text:p>
          </table:table-cell>
          <table:covered-table-cell table:number-columns-repeated="2"/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arrer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fes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lio_inici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egia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lio_fin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observacione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ponderacion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bitacor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5:26:45.2578316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2:00:23.392243496</meta:creation-date>
    <dc:date>2020-06-15T00:43:59.962905462</dc:date>
    <meta:editing-duration>P4DT13H4M22S</meta:editing-duration>
    <meta:editing-cycles>7</meta:editing-cycles>
    <meta:generator>LibreOffice/6.1.5.2$Linux_X86_64 LibreOffice_project/10$Build-2</meta:generator>
    <meta:document-statistic meta:table-count="1" meta:cell-count="219" meta:object-count="0"/>
  </office:meta>
</office:document-meta>
</file>